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1b5" officeooo:paragraph-rsid="001e21b5"/>
    </style:style>
    <style:style style:name="P2" style:family="paragraph" style:parent-style-name="Standard" style:list-style-name="L1">
      <style:text-properties officeooo:rsid="001e21b5" officeooo:paragraph-rsid="001e21b5"/>
    </style:style>
    <style:style style:name="P3" style:family="paragraph" style:parent-style-name="Standard" style:list-style-name="L1">
      <style:text-properties officeooo:rsid="001e9def" officeooo:paragraph-rsid="001e9def"/>
    </style:style>
    <style:style style:name="P4" style:family="paragraph" style:parent-style-name="Standard" style:list-style-name="L1">
      <style:text-properties officeooo:rsid="001e9def" officeooo:paragraph-rsid="001ff4c5"/>
    </style:style>
    <style:style style:name="P5" style:family="paragraph" style:parent-style-name="Standard" style:list-style-name="L1">
      <style:text-properties fo:font-weight="normal" officeooo:rsid="001e9def" officeooo:paragraph-rsid="001e9def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e9def" officeooo:paragraph-rsid="001ff4c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ff4c5" officeooo:paragraph-rsid="001ff4c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nce meeting notes</text:p>
      <text:p text:style-name="P1"/>
      <text:list xml:id="list1343519300" text:style-name="L1">
        <text:list-item>
          <text:p text:style-name="P2">Include backstory of getting data</text:p>
          <text:list>
            <text:list-item>
              <text:p text:style-name="P2">Especially for behavioral questions in private sector interviews</text:p>
            </text:list-item>
            <text:list-item>
              <text:p text:style-name="P2">Write it out as an arc, I play the hero role</text:p>
            </text:list-item>
          </text:list>
        </text:list-item>
        <text:list-item>
          <text:p text:style-name="P3">How am I selling myself:</text:p>
          <text:list>
            <text:list-item>
              <text:p text:style-name="P3">Willing to take on big questions – this paper is a small part of a large agenda</text:p>
            </text:list-item>
            <text:list-item>
              <text:p text:style-name="P3">Knowledge of frontier methods etc.</text:p>
            </text:list-item>
            <text:list-item>
              <text:p text:style-name="P3">Collegiality, openness to criticism</text:p>
            </text:list-item>
            <text:list-item>
              <text:p text:style-name="P3">If applying to firm / government: emphasize desire to work as part of a larger team / research agenda so that more can be accomplished</text:p>
            </text:list-item>
          </text:list>
        </text:list-item>
        <text:list-item>
          <text:p text:style-name="P3">When you get a question:</text:p>
          <text:list>
            <text:list-item>
              <text:p text:style-name="P3">Say the person’s name</text:p>
            </text:list-item>
            <text:list-item>
              <text:p text:style-name="P3">Establish validity of question by expanding it and relating it to a bigger question</text:p>
            </text:list-item>
          </text:list>
        </text:list-item>
        <text:list-item>
          <text:p text:style-name="P3">Conclusion</text:p>
          <text:list>
            <text:list-item>
              <text:p text:style-name="P3">50/50 retrospective and prospective</text:p>
            </text:list-item>
            <text:list-item>
              <text:p text:style-name="P3">Allude to research extensions</text:p>
            </text:list-item>
          </text:list>
        </text:list-item>
        <text:list-item>
          <text:p text:style-name="P3">Content ownership</text:p>
          <text:list>
            <text:list-item>
              <text:p text:style-name="P3">Present work with more excitement</text:p>
              <text:list>
                <text:list-item>
                  <text:p text:style-name="P3">“I’m Nicolas Fernandez-Arias and I’m <text:span text:style-name="T1">happy</text:span><text:span text:style-name="T2"> to be presenting my work…”</text:span></text:p>
                </text:list-item>
                <text:list-item>
                  <text:p text:style-name="P5">emotional priming</text:p>
                </text:list-item>
              </text:list>
            </text:list-item>
          </text:list>
        </text:list-item>
        <text:list-item>
          <text:p text:style-name="P7">More background slides</text:p>
          <text:list>
            <text:list-item>
              <text:p text:style-name="P5">Add something about how long-run output per capita is essential to human fluorishing (see Summers’ paper intro)</text:p>
            </text:list-item>
            <text:list-item>
              <text:p text:style-name="P4">Explicit slide showing how my paper innovates</text:p>
              <text:list>
                <text:list-item>
                  <text:p text:style-name="P6">Important in general (presentations, interviews) not just for job market</text:p>
                </text:list-item>
              </text:list>
            </text:list-item>
            <text:list-item>
              <text:p text:style-name="P7">Slide talking about why existing research fails to answer this question convincingly</text:p>
            </text:list-item>
          </text:list>
        </text:list-item>
        <text:list-item>
          <text:p text:style-name="P5">Do or do not – never say you “try” to do something</text:p>
        </text:list-item>
        <text:list-item>
          <text:p text:style-name="P5">In figure slides, start by saying “Let’s take a look at XYZ”, then describe the figu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5:11:52.682848398</meta:creation-date>
    <dc:date>2020-10-01T15:29:58.485921986</dc:date>
    <meta:editing-duration>PT7M3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6" meta:word-count="235" meta:character-count="1324" meta:non-whitespace-character-count="1138"/>
  </office:meta>
</office:document-meta>
</file>